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🙌, tiene todo el sentido: si el libro es el producto central, entonces necesitamos crear un <text:span text:style-name="Strong_20_Emphasis">ecosistema de contenidos</text:span> que vaya guiando lectores desde la curiosidad inicial hasta el compromiso real de seguir la obra capítulo a capítulo.</text:p>
      <text:p text:style-name="Text_20_body">Déjame proponerte una estructura de marketing pensada como un “sistema vivo” (alineado con la idea del libro), donde cada elemento cumple una función en el flujo:</text:p>
      <text:p text:style-name="Horizontal_20_Line"/>
      <text:h text:style-name="Heading_20_2" text:outline-level="2">🌱 Estructura de Marketing en Etapas</text:h>
      <text:h text:style-name="Heading_20_3" text:outline-level="3">1. <text:span text:style-name="Strong_20_Emphasis">Semillas de atención</text:span> (descubrimiento)</text:h>
      <text:p text:style-name="Text_20_body">Objetivo: atraer miradas, despertar curiosidad.</text:p>
      <text:list xml:id="list1132779087" text:style-name="L1">
        <text:list-item>
          <text:p text:style-name="P1"><text:span text:style-name="Strong_20_Emphasis">Microcontenidos</text:span>: frases inspiradoras, reflexiones breves, analogías de vida y sistema. Publicables en redes sociales (X, Instagram, LinkedIn, TikTok dependiendo del público).</text:p>
        </text:list-item>
        <text:list-item>
          <text:p text:style-name="P1"><text:span text:style-name="Strong_20_Emphasis">Visuales simbólicos</text:span>: ilustraciones de Elara, paisajes de Lluviara, esquemas simples del sistema de vida.</text:p>
        </text:list-item>
        <text:list-item>
          <text:p text:style-name="P1"><text:span text:style-name="Strong_20_Emphasis">Preguntas abiertas</text:span>: en lugar de afirmar, sembrar dudas que conecten con las preocupaciones humanas (“¿Y si la vida no es azar, sino una inteligencia que late dentro y fuera de nosotros?”).</text:p>
        </text:list-item>
      </text:list>
      <text:p text:style-name="Horizontal_20_Line"/>
      <text:h text:style-name="Heading_20_3" text:outline-level="3">2. <text:span text:style-name="Strong_20_Emphasis">Primeros brotes</text:span> (interés)</text:h>
      <text:p text:style-name="Text_20_body">Objetivo: captar a quienes resuenan con el mensaje.</text:p>
      <text:list xml:id="list1226119460" text:style-name="L2">
        <text:list-item>
          <text:p text:style-name="P2"><text:span text:style-name="Strong_20_Emphasis">Blog o newsletter</text:span>: textos breves donde se expliquen ideas como las de los “individuos”, “ADN”, “reproducción”, pero en un lenguaje accesible.</text:p>
        </text:list-item>
        <text:list-item>
          <text:p text:style-name="P2"><text:span text:style-name="Strong_20_Emphasis">Videos cortos</text:span>: 2–3 minutos con tono narrativo, donde presentes conceptos del libro como si fueran fragmentos de una conversación íntima.</text:p>
        </text:list-item>
        <text:list-item>
          <text:p text:style-name="P2"><text:span text:style-name="Strong_20_Emphasis">Historias de Elara</text:span>: pequeños relatos paralelos a los capítulos, que no destripen la trama, pero muestren atmósfera y misterio.</text:p>
        </text:list-item>
      </text:list>
      <text:p text:style-name="Horizontal_20_Line"/>
      <text:h text:style-name="Heading_20_3" text:outline-level="3">3. <text:span text:style-name="Strong_20_Emphasis">El cauce principal</text:span> (compromiso)</text:h>
      <text:p text:style-name="Text_20_body">Objetivo: dirigir el flujo hacia el lugar central (donde publicarás los capítulos).</text:p>
      <text:list xml:id="list1156608915" text:style-name="L3">
        <text:list-item>
          <text:p text:style-name="P3"><text:span text:style-name="Strong_20_Emphasis">Landing page</text:span>: sencilla, con registro para acceder a los capítulos (o a fragmentos exclusivos).</text:p>
        </text:list-item>
        <text:list-item>
          <text:p text:style-name="P3"><text:span text:style-name="Strong_20_Emphasis">Serie introductoria gratuita</text:span>: los primeros capítulos o relatos breves, que enganchen al lector en la narrativa y lo inviten a seguir el viaje.</text:p>
        </text:list-item>
        <text:list-item>
          <text:p text:style-name="P3"><text:span text:style-name="Strong_20_Emphasis">Calendario de publicación</text:span>: previsible, para generar expectativa (“nuevo capítulo cada domingo”).</text:p>
        </text:list-item>
      </text:list>
      <text:p text:style-name="Horizontal_20_Line"><text:soft-page-break/></text:p>
      <text:h text:style-name="Heading_20_3" text:outline-level="3">4. <text:span text:style-name="Strong_20_Emphasis">El bosque</text:span> (comunidad)</text:h>
      <text:p text:style-name="Text_20_body">Objetivo: que los lectores no solo lean, sino que habiten el proyecto.</text:p>
      <text:list xml:id="list3452655045" text:style-name="L4">
        <text:list-item>
          <text:p text:style-name="P4"><text:span text:style-name="Strong_20_Emphasis">Grupo privado (Telegram, Discord o Facebook)</text:span>: espacio para hablar sobre los temas del libro (vida, inteligencia, espiritualidad, aventura).</text:p>
        </text:list-item>
        <text:list-item>
          <text:p text:style-name="P4"><text:span text:style-name="Strong_20_Emphasis">Sesiones en vivo</text:span>: charlas, Q&amp;A o lecturas en voz alta de pasajes del libro.</text:p>
        </text:list-item>
        <text:list-item>
          <text:p text:style-name="P4"><text:span text:style-name="Strong_20_Emphasis">Gamificación</text:span>: retos semanales (ejemplo: “describe tu propio ciclo de vida en tres frases”).</text:p>
        </text:list-item>
      </text:list>
      <text:p text:style-name="Horizontal_20_Line"/>
      <text:h text:style-name="Heading_20_3" text:outline-level="3">5. <text:span text:style-name="Strong_20_Emphasis">La polinización</text:span> (expansión)</text:h>
      <text:p text:style-name="Text_20_body">Objetivo: convertir a los lectores en difusores.</text:p>
      <text:list xml:id="list2718277448" text:style-name="L5">
        <text:list-item>
          <text:p text:style-name="P5"><text:span text:style-name="Strong_20_Emphasis">Fragmentos compartibles</text:span>: imágenes con citas del libro o frases filosóficas listas para repostear.</text:p>
        </text:list-item>
        <text:list-item>
          <text:p text:style-name="P5"><text:span text:style-name="Strong_20_Emphasis">Embajadores</text:span>: elegir a los lectores más entusiastas para darles acceso anticipado y que compartan.</text:p>
        </text:list-item>
        <text:list-item>
          <text:p text:style-name="P5"><text:span text:style-name="Strong_20_Emphasis">Colaboraciones</text:span>: con podcasts, blogs o canales que hablen de filosofía, ciencia, espiritualidad o narrativa fantástica.</text:p>
        </text:list-item>
      </text:list>
      <text:p text:style-name="Horizontal_20_Line"/>
      <text:h text:style-name="Heading_20_2" text:outline-level="2">🔄 El flujo (resumen visual)</text:h>
      <text:list xml:id="list1218945193" text:style-name="L6">
        <text:list-item>
          <text:p text:style-name="P6">Redes sociales → 2. Blog/Newsletter → 3. Landing con capítulos → 4. Comunidad → 5. Difusión orgánica.</text:p>
        </text:list-item>
      </text:list>
      <text:p text:style-name="Text_20_body">El lector entra por curiosidad, se engancha con ideas cortas, luego se sumerge en los capítulos, y finalmente se convierte en parte activa del ecosistema.</text:p>
      <text:p text:style-name="Horizontal_20_Line"/>
      <text:p text:style-name="Text_20_body">¿Quieres que te arme un <text:span text:style-name="Strong_20_Emphasis">plan detallado de contenidos semanales</text:span> (ejemplo: qué publicar lunes, miércoles, viernes para atraer, y qué hacer domingo para publicar capítulos), o prefieres que primero te trace un <text:span text:style-name="Strong_20_Emphasis">mapa conceptual de canales y recursos</text:span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4T13:49:32.654000000</meta:creation-date>
    <dc:date>2025-09-14T13:54:32.894000000</dc:date>
    <meta:editing-duration>PT5M</meta:editing-duration>
    <meta:editing-cycles>1</meta:editing-cycles>
    <meta:document-statistic meta:table-count="0" meta:image-count="0" meta:object-count="0" meta:page-count="2" meta:paragraph-count="32" meta:word-count="500" meta:character-count="3257" meta:non-whitespace-character-count="2806"/>
    <meta:generator>LibreOffice/7.3.5.2$Windows_X86_64 LibreOffice_project/184fe81b8c8c30d8b5082578aee2fed2ea847c01</meta:generator>
  </office:meta>
</office:document-meta>
</file>